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UniqueBeanDefinitionException.NoUniqueBeanDefinitionException( ResolvableType type , Collection &lt; String &gt; beanNamesF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UniqueBeanDefinitionException.getBeanNames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UniqueBeanDefinitionException.NoUniqueBeanDefinitionException( Class &lt; ? &gt; type , Collection &lt; String &gt; beanNamesF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UniqueBeanDefinitionException.getNumberOfBeans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UniqueBeanDefinitionException.NoUniqueBeanDefinitionException( Class &lt; ? &gt; type , int numberOfBeansFound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UniqueBeanDefinitionException.NoUniqueBeanDefinitionException( Class &lt; ? &gt; type , String ... beanNamesF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UniqueBeanDefinitionException.NoUniqueBeanDefinitionException( ResolvableType type , String ... beanNamesF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